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f" svg:font-family="'Liberation Seriff'" style:font-family-generic="roman"/>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udent">
      <style:text-properties style:font-name="Times New Roman1"/>
    </style:style>
    <style:style style:name="P2" style:family="paragraph" style:parent-style-name="Student" style:master-page-name="MP0">
      <style:paragraph-properties style:page-number="auto" fo:break-before="page"/>
      <style:text-properties style:font-name="Times New Roman1"/>
    </style:style>
    <style:style style:name="P3" style:family="paragraph" style:parent-style-name="Research_20_Paper_20_Title">
      <style:text-properties style:font-name="Times New Roman1"/>
    </style:style>
    <style:style style:name="P4" style:family="paragraph" style:parent-style-name="Research_20_paper_20_contents">
      <style:paragraph-properties fo:margin-left="0in" fo:margin-right="0in" fo:text-indent="0in" style:auto-text-indent="false"/>
      <style:text-properties style:font-name="Times New Roman1" fo:font-weight="bold" style:font-weight-asian="bold" style:font-weight-complex="bold"/>
    </style:style>
    <style:style style:name="P5" style:family="paragraph" style:parent-style-name="Research_20_paper_20_contents">
      <style:paragraph-properties fo:margin-left="0in" fo:margin-right="0in" fo:text-indent="0in" style:auto-text-indent="false"/>
      <style:text-properties style:font-name="Times New Roman1" fo:font-weight="normal" style:font-weight-asian="normal" style:font-weight-complex="normal"/>
    </style:style>
    <style:style style:name="P6" style:family="paragraph" style:parent-style-name="Research_20_paper_20_contents">
      <style:text-properties style:font-name="Times New Roman1"/>
    </style:style>
    <style:style style:name="T1" style:family="text">
      <style:text-properties fo:color="#000000" style:font-name="Calibri" fo:background-color="#ffffff" loext:char-shading-value="0" style:font-name-complex="Calibri"/>
    </style:style>
    <style:style style:name="T2" style:family="text">
      <style:text-properties fo:color="#000000" fo:background-color="#ffffff" loext:char-shading-value="0" style:font-name-complex="Calibri"/>
    </style:style>
    <style:style style:name="T3" style:family="text">
      <style:text-properties fo:color="#000000" style:font-name="Times New Roman1" fo:background-color="#ffffff" loext:char-shading-value="0" style:font-name-complex="Calibri"/>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 Boatright &amp; Liam Solberg</text:p>
      <text:p text:style-name="P1">David Beaumier</text:p>
      <text:p text:style-name="P1">English 101</text:p>
      <text:p text:style-name="P1"><text:date style:data-style-name="N10121" text:date-value="2019-05-01T12:23:01.141188461">1 May 2019</text:date></text:p>
      <text:p text:style-name="P1"/>
      <text:p text:style-name="P3">Research Project</text:p>
      <text:p text:style-name="P4">Project Overview (150-200)</text:p>
      <text:p text:style-name="P6"><text:span text:style-name="T2">Will and I both like the idea of analyzing the way authority interacts with a certain population, and how that particular group or culture responds. I think the focus of communication has a really strong basis here, as the specific (no skateboarding, biking, etc.) warning signs we want to analyze and capitalize on aren't as attention grabbing as they could be. Is our community's response to these signs a lack of literacy, or a strength? That's what we want to answer.</text:span></text:p>
      <text:p text:style-name="Research_20_paper_20_contents"><text:span text:style-name="Default_20_Paragraph_20_Font"><text:span text:style-name="T3">By interviewing students and faculty on campus, Will and I will be able to gain a much larger perspective on attitudes toward skateboarding, and other similar transportation methods (these which occur in areas where strictly prohibited). By surveying a random sample of individuals, we will be able to draw larger conclusions surrounding authority and its place in preventing forms of personal transportation. We will be analyzing Western Washington University as our primary example. By surveying a small portion of the population, our data could possibly serve to be a misrepresentation of the larger community. By diversifying ages and locations of our participants, we can ensure this will most likely not occur. Upon interacting with the participants, our questioning will be open, yet simple, creating an easy platform for clear post-analysis measurement.</text:span></text:span></text:p>
      <text:p text:style-name="P4">Scholarly Discourse (300-400)</text:p>
      <text:p text:style-name="P5"/>
      <text:p text:style-name="P4"><text:soft-page-break/>Data Gathering Methods (150-300)</text:p>
      <text:p text:style-name="P5"/>
      <text:p text:style-name="P4">Predictions (150)</text:p>
      <text:p text:style-name="P5"/>
      <text:p text:style-name="P4">Work Plan (10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f" svg:font-family="'Liberation Seriff'" style:font-family-generic="roman"/>
    <style:font-face style:name="Times New Roman1"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style:font-name="Times New Roman" fo:font-family="'Times New Roman'" style:font-family-generic="roman" style:font-pitch="variable" fo:font-size="12pt" style:font-size-asian="12pt" fo:hyphenate="fals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hyphenation-ladder-count="no-limit" fo:keep-with-next="always"/>
      <style:text-properties style:font-name="Times New Roman" fo:font-family="'Times New Roman'" style:font-family-generic="roman" style:font-pitch="variable" fo:font-size="14pt" style:font-size-asian="14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fo:font-size="12pt" style:font-size-asian="12pt"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Header" style:family="paragraph" style:parent-style-name="Standard" style:class="extra">
      <style:paragraph-properties fo:text-align="end" style:justify-single-word="false" fo:hyphenation-ladder-count="no-limit">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fo:hyphenate="false"/>
    </style:style>
    <style:style style:name="Student" style:family="paragraph" style:parent-style-name="Standard">
      <style:paragraph-properties fo:hyphenation-ladder-count="no-limit"/>
      <style:text-properties style:font-name="Times New Roman" fo:font-family="'Times New Roman'" style:font-family-generic="roman" style:font-pitch="variable" fo:font-size="12pt" style:font-size-asian="12pt" fo:hyphenate="false"/>
    </style:style>
    <style:style style:name="Footer" style:family="paragraph" style:parent-style-name="Standard"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Research_20_Paper_20_Title" style:display-name="Research Paper Title" style:family="paragraph" style:parent-style-name="Standard">
      <style:paragraph-properties fo:text-align="center" style:justify-single-word="false" fo:hyphenation-ladder-count="no-limit"/>
      <style:text-properties style:font-name="Times New Roman" fo:font-family="'Times New Roman'" style:font-family-generic="roman" style:font-pitch="variable" fo:font-size="12pt" style:font-size-asian="12pt" fo:hyphenate="false"/>
    </style:style>
    <style:style style:name="Research_20_paper_20_contents" style:display-name="Research paper contents" style:family="paragraph" style:parent-style-name="Standard">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Standard">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Long_20_quotation" style:display-name="Long quotation" style:family="paragraph" style:parent-style-name="Standard">
      <style:paragraph-properties fo:margin-left="1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Works_20_Cited_20__28_Page_20_Title_29_" style:display-name="Works Cited (Page Title)" style:family="paragraph" style:parent-style-name="Standard">
      <style:paragraph-properties fo:text-align="center" style:justify-single-word="false" fo:hyphenation-ladder-count="no-limit" fo:break-before="page"/>
      <style:text-properties style:font-name="Times New Roman" fo:font-family="'Times New Roman'" style:font-family-generic="roman" style:font-pitch="variable" fo:font-size="12pt" style:font-size-asian="12pt" fo:hyphenate="false"/>
    </style:style>
    <style:style style:name="Work_20_cited" style:display-name="Work cited" style:family="paragraph" style:parent-style-name="Standard">
      <style:paragraph-properties fo:hyphenation-ladder-count="no-limit"/>
      <style:text-properties style:font-name="Times New Roman" fo:font-family="'Times New Roman'" style:font-family-generic="roman" style:font-pitch="variable" fo:font-size="12pt" style:font-size-asian="12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Boatright, Solberg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MLA</dc:title>
    <meta:initial-creator>Liam Solberg</meta:initial-creator>
    <meta:creation-date>2019-04-24T19:17:00Z</meta:creation-date>
    <dc:date>2019-05-01T12:23:01.111195757</dc:date>
    <meta:editing-cycles>6</meta:editing-cycles>
    <meta:editing-duration>PT9M50S</meta:editing-duration>
    <meta:document-statistic meta:table-count="0" meta:image-count="0" meta:object-count="0" meta:page-count="2" meta:paragraph-count="13" meta:word-count="244" meta:character-count="1551" meta:non-whitespace-character-count="1320"/>
    <meta:template xlink:type="simple" xlink:actuate="onRequest" xlink:title="" xlink:href="MLA.ott"/>
  </office:meta>
</office:document-meta>
</file>